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left" draw:textarea-vertical-align="top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start="Symmetric_20_Arrow" draw:marker-start-width="0.2cm" draw:marker-start-center="false" draw:marker-end="Circle" draw:marker-end-width="0.1cm" draw:marker-end-center="true" draw:textarea-horizontal-align="center" draw:textarea-vertical-align="middle"/>
    </style:style>
    <style:style style:name="gr11" style:family="graphic" style:parent-style-name="standard">
      <style:graphic-properties draw:marker-end="Circle" draw:marker-end-width="0.1cm" draw:marker-end-center="true" draw:textarea-horizontal-align="center" draw:textarea-vertical-align="middle"/>
    </style:style>
    <style:style style:name="gr12" style:family="graphic" style:parent-style-name="standard">
      <style:graphic-properties draw:marker-start="Symmetric_20_Arrow" draw:marker-start-width="0.2cm" draw:marker-end="Circle" draw:marker-end-width="0.1cm" draw:marker-end-center="tru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8.2cm" svg:height="15.55cm" svg:x="1.8cm" svg:y="3.482cm">
          <text:p text:style-name="P1"><text:span text:style-name="T1">switch</text:span></text:p>
        </draw:rect>
        <draw:g>
          <draw:rect draw:style-name="gr2" draw:text-style-name="P1" draw:layer="layout" svg:width="0.28cm" svg:height="0.794cm" svg:x="2.4cm" svg:y="9.006cm">
            <text:p/>
          </draw:rect>
          <draw:rect draw:style-name="gr2" draw:text-style-name="P1" draw:layer="layout" svg:width="0.28cm" svg:height="0.794cm" svg:x="2.68cm" svg:y="9.006cm">
            <text:p/>
          </draw:rect>
          <draw:rect draw:style-name="gr3" draw:text-style-name="P1" draw:layer="layout" svg:width="0.28cm" svg:height="0.794cm" svg:x="2.96cm" svg:y="9.006cm">
            <text:p/>
          </draw:rect>
          <draw:rect draw:style-name="gr3" draw:text-style-name="P1" draw:layer="layout" svg:width="0.28cm" svg:height="0.794cm" svg:x="3.52cm" svg:y="9.006cm">
            <text:p/>
          </draw:rect>
          <draw:rect draw:style-name="gr3" draw:text-style-name="P1" draw:layer="layout" svg:width="0.28cm" svg:height="0.794cm" svg:x="3.24cm" svg:y="9.006cm">
            <text:p/>
          </draw:rect>
        </draw:g>
        <draw:g>
          <draw:rect draw:style-name="gr2" draw:text-style-name="P1" draw:layer="layout" svg:width="0.28cm" svg:height="0.794cm" svg:x="2.4cm" svg:y="10.2cm">
            <text:p/>
          </draw:rect>
          <draw:rect draw:style-name="gr2" draw:text-style-name="P1" draw:layer="layout" svg:width="0.28cm" svg:height="0.794cm" svg:x="2.68cm" svg:y="10.2cm">
            <text:p/>
          </draw:rect>
          <draw:rect draw:style-name="gr3" draw:text-style-name="P1" draw:layer="layout" svg:width="0.28cm" svg:height="0.794cm" svg:x="2.96cm" svg:y="10.2cm">
            <text:p/>
          </draw:rect>
          <draw:rect draw:style-name="gr3" draw:text-style-name="P1" draw:layer="layout" svg:width="0.28cm" svg:height="0.794cm" svg:x="3.52cm" svg:y="10.2cm">
            <text:p/>
          </draw:rect>
          <draw:rect draw:style-name="gr3" draw:text-style-name="P1" draw:layer="layout" svg:width="0.28cm" svg:height="0.794cm" svg:x="3.24cm" svg:y="10.2cm">
            <text:p/>
          </draw:rect>
        </draw:g>
        <draw:g>
          <draw:custom-shape draw:style-name="gr4" draw:text-style-name="P1" draw:layer="layout" svg:width="2cm" svg:height="0.4cm" svg:x="4.3cm" svg:y="14.8cm">
            <text:p/>
            <draw:enhanced-geometry svg:viewBox="0 0 21600 21600" draw:glue-points="?f6 10800 10800 21600 ?f5 10800 10800 0" draw:text-areas="?f3 ?f3 ?f4 ?f4" draw:type="trapezoid" draw:modifiers="2836.1653793730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5" draw:text-style-name="P3" draw:layer="layout" svg:width="1.2cm" svg:height="0.6cm" svg:x="4.7cm" svg:y="15.8cm">
            <text:p text:style-name="P1"><text:span text:style-name="T2">remove</text:span></text:p>
            <text:p text:style-name="P1"><text:span text:style-name="T2">header</text:span></text:p>
          </draw:rect>
          <draw:g>
            <draw:rect draw:style-name="gr2" draw:text-style-name="P1" draw:layer="layout" svg:width="0.28cm" svg:height="0.794cm" draw:transform="rotate (-1.57079632679579) translate (5.7cm 17.2cm)">
              <text:p/>
            </draw:rect>
            <draw:rect draw:style-name="gr2" draw:text-style-name="P1" draw:layer="layout" svg:width="0.28cm" svg:height="0.794cm" draw:transform="rotate (-1.57079632679579) translate (5.7cm 17.48cm)">
              <text:p/>
            </draw:rect>
            <draw:rect draw:style-name="gr3" draw:text-style-name="P1" draw:layer="layout" svg:width="0.28cm" svg:height="0.794cm" draw:transform="rotate (-1.57079632679579) translate (5.7cm 17.76cm)">
              <text:p/>
            </draw:rect>
            <draw:rect draw:style-name="gr3" draw:text-style-name="P1" draw:layer="layout" svg:width="0.28cm" svg:height="0.794cm" draw:transform="rotate (-1.57079632679579) translate (5.7cm 18.32cm)">
              <text:p/>
            </draw:rect>
            <draw:rect draw:style-name="gr3" draw:text-style-name="P1" draw:layer="layout" svg:width="0.28cm" svg:height="0.794cm" draw:transform="rotate (-1.57079632679579) translate (5.7cm 18.04cm)">
              <text:p/>
            </draw:rect>
          </draw:g>
          <draw:rect draw:style-name="gr5" draw:text-style-name="P3" draw:layer="layout" svg:width="1.2cm" svg:height="0.6cm" svg:x="7.3cm" svg:y="15.8cm">
            <text:p text:style-name="P1"><text:span text:style-name="T2">create</text:span></text:p>
            <text:p text:style-name="P1"><text:span text:style-name="T2">header</text:span></text:p>
          </draw:rect>
          <draw:g>
            <draw:rect draw:style-name="gr2" draw:text-style-name="P1" draw:layer="layout" svg:width="0.28cm" svg:height="0.794cm" draw:transform="rotate (1.5707963267946) translate (7.506cm 18.6cm)">
              <text:p/>
            </draw:rect>
            <draw:rect draw:style-name="gr2" draw:text-style-name="P1" draw:layer="layout" svg:width="0.28cm" svg:height="0.794cm" draw:transform="rotate (1.5707963267946) translate (7.506cm 18.32cm)">
              <text:p/>
            </draw:rect>
            <draw:rect draw:style-name="gr3" draw:text-style-name="P1" draw:layer="layout" svg:width="0.28cm" svg:height="0.794cm" draw:transform="rotate (1.5707963267946) translate (7.506cm 18.04cm)">
              <text:p/>
            </draw:rect>
            <draw:rect draw:style-name="gr3" draw:text-style-name="P1" draw:layer="layout" svg:width="0.28cm" svg:height="0.794cm" draw:transform="rotate (1.5707963267946) translate (7.506cm 17.48cm)">
              <text:p/>
            </draw:rect>
            <draw:rect draw:style-name="gr3" draw:text-style-name="P1" draw:layer="layout" svg:width="0.28cm" svg:height="0.794cm" draw:transform="rotate (1.5707963267946) translate (7.506cm 17.76cm)">
              <text:p/>
            </draw:rect>
          </draw:g>
          <draw:g>
            <draw:rect draw:style-name="gr2" draw:text-style-name="P1" draw:layer="layout" svg:width="0.28cm" svg:height="0.794cm" draw:transform="rotate (1.5707963267946) translate (7.506cm 15.2cm)">
              <text:p/>
            </draw:rect>
            <draw:rect draw:style-name="gr2" draw:text-style-name="P1" draw:layer="layout" svg:width="0.28cm" svg:height="0.794cm" draw:transform="rotate (1.5707963267946) translate (7.506cm 14.92cm)">
              <text:p/>
            </draw:rect>
            <draw:rect draw:style-name="gr3" draw:text-style-name="P1" draw:layer="layout" svg:width="0.28cm" svg:height="0.794cm" draw:transform="rotate (1.5707963267946) translate (7.506cm 14.64cm)">
              <text:p/>
            </draw:rect>
            <draw:rect draw:style-name="gr3" draw:text-style-name="P1" draw:layer="layout" svg:width="0.28cm" svg:height="0.794cm" draw:transform="rotate (1.5707963267946) translate (7.506cm 14.08cm)">
              <text:p/>
            </draw:rect>
            <draw:rect draw:style-name="gr3" draw:text-style-name="P1" draw:layer="layout" svg:width="0.28cm" svg:height="0.794cm" draw:transform="rotate (1.5707963267946) translate (7.506cm 14.36cm)">
              <text:p/>
            </draw:rect>
          </draw:g>
          <draw:line draw:style-name="gr6" draw:text-style-name="P1" draw:layer="layout" svg:x1="5.3cm" svg:y1="18.6cm" svg:x2="5.3cm" svg:y2="19.4cm">
            <text:p/>
          </draw:line>
          <draw:line draw:style-name="gr6" draw:text-style-name="P1" draw:layer="layout" svg:x1="5.3cm" svg:y1="15.2cm" svg:x2="5.3cm" svg:y2="15.8cm">
            <text:p/>
          </draw:line>
          <draw:line draw:style-name="gr6" draw:text-style-name="P1" draw:layer="layout" svg:x1="7.9cm" svg:y1="15.8cm" svg:x2="7.9cm" svg:y2="15.2cm">
            <text:p/>
          </draw:line>
          <draw:line draw:style-name="gr6" draw:text-style-name="P1" draw:layer="layout" svg:x1="7.9cm" svg:y1="17.2cm" svg:x2="7.9cm" svg:y2="16.4cm">
            <text:p/>
          </draw:line>
          <draw:line draw:style-name="gr6" draw:text-style-name="P1" draw:layer="layout" svg:x1="5.3cm" svg:y1="16.4cm" svg:x2="5.3cm" svg:y2="17.2cm">
            <text:p/>
          </draw:line>
          <draw:line draw:style-name="gr6" draw:text-style-name="P1" draw:layer="layout" svg:x1="7.9cm" svg:y1="19.4cm" svg:x2="7.9cm" svg:y2="18.6cm">
            <text:p/>
          </draw:line>
          <draw:frame draw:style-name="gr7" draw:text-style-name="P4" draw:layer="layout" svg:width="0.938cm" svg:height="0.489cm" svg:x="4.85cm" svg:y="19.55cm">
            <draw:text-box>
              <text:p><text:span text:style-name="T2">to IP</text:span></text:p>
            </draw:text-box>
          </draw:frame>
          <draw:frame draw:style-name="gr7" draw:text-style-name="P4" draw:layer="layout" svg:width="1.179cm" svg:height="0.489cm" svg:x="7.35cm" svg:y="19.55cm">
            <draw:text-box>
              <text:p><text:span text:style-name="T2">from IP</text:span></text:p>
            </draw:text-box>
          </draw:frame>
        </draw:g>
        <draw:g>
          <draw:custom-shape draw:style-name="gr4" draw:text-style-name="P1" draw:layer="layout" svg:width="2cm" svg:height="0.4cm" svg:x="10.7cm" svg:y="14.8cm">
            <text:p/>
            <draw:enhanced-geometry svg:viewBox="0 0 21600 21600" draw:glue-points="?f6 10800 10800 21600 ?f5 10800 10800 0" draw:text-areas="?f3 ?f3 ?f4 ?f4" draw:type="trapezoid" draw:modifiers="2836.1653793730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5" draw:text-style-name="P3" draw:layer="layout" svg:width="1.2cm" svg:height="0.6cm" svg:x="11.1cm" svg:y="15.8cm">
            <text:p text:style-name="P1"><text:span text:style-name="T2">remove</text:span></text:p>
            <text:p text:style-name="P1"><text:span text:style-name="T2">header</text:span></text:p>
          </draw:rect>
          <draw:g>
            <draw:rect draw:style-name="gr2" draw:text-style-name="P1" draw:layer="layout" svg:width="0.28cm" svg:height="0.794cm" draw:transform="rotate (-1.57079632679579) translate (12.1cm 17.2cm)">
              <text:p/>
            </draw:rect>
            <draw:rect draw:style-name="gr2" draw:text-style-name="P1" draw:layer="layout" svg:width="0.28cm" svg:height="0.794cm" draw:transform="rotate (-1.57079632679579) translate (12.1cm 17.48cm)">
              <text:p/>
            </draw:rect>
            <draw:rect draw:style-name="gr3" draw:text-style-name="P1" draw:layer="layout" svg:width="0.28cm" svg:height="0.794cm" draw:transform="rotate (-1.57079632679579) translate (12.1cm 17.76cm)">
              <text:p/>
            </draw:rect>
            <draw:rect draw:style-name="gr3" draw:text-style-name="P1" draw:layer="layout" svg:width="0.28cm" svg:height="0.794cm" draw:transform="rotate (-1.57079632679579) translate (12.1cm 18.32cm)">
              <text:p/>
            </draw:rect>
            <draw:rect draw:style-name="gr3" draw:text-style-name="P1" draw:layer="layout" svg:width="0.28cm" svg:height="0.794cm" draw:transform="rotate (-1.57079632679579) translate (12.1cm 18.04cm)">
              <text:p/>
            </draw:rect>
          </draw:g>
          <draw:rect draw:style-name="gr5" draw:text-style-name="P3" draw:layer="layout" svg:width="1.2cm" svg:height="0.6cm" svg:x="13.7cm" svg:y="15.8cm">
            <text:p text:style-name="P1"><text:span text:style-name="T2">create</text:span></text:p>
            <text:p text:style-name="P1"><text:span text:style-name="T2">header</text:span></text:p>
          </draw:rect>
          <draw:g>
            <draw:rect draw:style-name="gr2" draw:text-style-name="P1" draw:layer="layout" svg:width="0.28cm" svg:height="0.794cm" draw:transform="rotate (1.5707963267946) translate (13.906cm 18.6cm)">
              <text:p/>
            </draw:rect>
            <draw:rect draw:style-name="gr2" draw:text-style-name="P1" draw:layer="layout" svg:width="0.28cm" svg:height="0.794cm" draw:transform="rotate (1.5707963267946) translate (13.906cm 18.32cm)">
              <text:p/>
            </draw:rect>
            <draw:rect draw:style-name="gr3" draw:text-style-name="P1" draw:layer="layout" svg:width="0.28cm" svg:height="0.794cm" draw:transform="rotate (1.5707963267946) translate (13.906cm 18.04cm)">
              <text:p/>
            </draw:rect>
            <draw:rect draw:style-name="gr3" draw:text-style-name="P1" draw:layer="layout" svg:width="0.28cm" svg:height="0.794cm" draw:transform="rotate (1.5707963267946) translate (13.906cm 17.48cm)">
              <text:p/>
            </draw:rect>
            <draw:rect draw:style-name="gr3" draw:text-style-name="P1" draw:layer="layout" svg:width="0.28cm" svg:height="0.794cm" draw:transform="rotate (1.5707963267946) translate (13.906cm 17.76cm)">
              <text:p/>
            </draw:rect>
          </draw:g>
          <draw:g>
            <draw:rect draw:style-name="gr2" draw:text-style-name="P1" draw:layer="layout" svg:width="0.28cm" svg:height="0.794cm" draw:transform="rotate (1.5707963267946) translate (13.906cm 15.2cm)">
              <text:p/>
            </draw:rect>
            <draw:rect draw:style-name="gr2" draw:text-style-name="P1" draw:layer="layout" svg:width="0.28cm" svg:height="0.794cm" draw:transform="rotate (1.5707963267946) translate (13.906cm 14.92cm)">
              <text:p/>
            </draw:rect>
            <draw:rect draw:style-name="gr3" draw:text-style-name="P1" draw:layer="layout" svg:width="0.28cm" svg:height="0.794cm" draw:transform="rotate (1.5707963267946) translate (13.906cm 14.64cm)">
              <text:p/>
            </draw:rect>
            <draw:rect draw:style-name="gr3" draw:text-style-name="P1" draw:layer="layout" svg:width="0.28cm" svg:height="0.794cm" draw:transform="rotate (1.5707963267946) translate (13.906cm 14.08cm)">
              <text:p/>
            </draw:rect>
            <draw:rect draw:style-name="gr3" draw:text-style-name="P1" draw:layer="layout" svg:width="0.28cm" svg:height="0.794cm" draw:transform="rotate (1.5707963267946) translate (13.906cm 14.36cm)">
              <text:p/>
            </draw:rect>
          </draw:g>
          <draw:line draw:style-name="gr6" draw:text-style-name="P1" draw:layer="layout" svg:x1="11.7cm" svg:y1="18.6cm" svg:x2="11.7cm" svg:y2="19.4cm">
            <text:p/>
          </draw:line>
          <draw:line draw:style-name="gr6" draw:text-style-name="P1" draw:layer="layout" svg:x1="11.7cm" svg:y1="15.2cm" svg:x2="11.7cm" svg:y2="15.8cm">
            <text:p/>
          </draw:line>
          <draw:line draw:style-name="gr6" draw:text-style-name="P1" draw:layer="layout" svg:x1="14.3cm" svg:y1="15.8cm" svg:x2="14.3cm" svg:y2="15.2cm">
            <text:p/>
          </draw:line>
          <draw:line draw:style-name="gr6" draw:text-style-name="P1" draw:layer="layout" svg:x1="14.3cm" svg:y1="17.2cm" svg:x2="14.3cm" svg:y2="16.4cm">
            <text:p/>
          </draw:line>
          <draw:line draw:style-name="gr6" draw:text-style-name="P1" draw:layer="layout" svg:x1="11.7cm" svg:y1="16.4cm" svg:x2="11.7cm" svg:y2="17.2cm">
            <text:p/>
          </draw:line>
          <draw:line draw:style-name="gr6" draw:text-style-name="P1" draw:layer="layout" svg:x1="14.3cm" svg:y1="19.4cm" svg:x2="14.3cm" svg:y2="18.6cm">
            <text:p/>
          </draw:line>
          <draw:frame draw:style-name="gr7" draw:text-style-name="P4" draw:layer="layout" svg:width="0.938cm" svg:height="0.489cm" svg:x="11.25cm" svg:y="19.55cm">
            <draw:text-box>
              <text:p><text:span text:style-name="T2">to IP</text:span></text:p>
            </draw:text-box>
          </draw:frame>
          <draw:frame draw:style-name="gr7" draw:text-style-name="P4" draw:layer="layout" svg:width="1.179cm" svg:height="0.489cm" svg:x="13.75cm" svg:y="19.55cm">
            <draw:text-box>
              <text:p><text:span text:style-name="T2">from IP</text:span></text:p>
            </draw:text-box>
          </draw:frame>
        </draw:g>
        <draw:line draw:style-name="gr8" draw:text-style-name="P1" draw:layer="layout" svg:x1="3.8cm" svg:y1="13cm" svg:x2="19.6cm" svg:y2="13cm">
          <text:p/>
        </draw:line>
        <draw:line draw:style-name="gr8" draw:text-style-name="P1" draw:layer="layout" svg:x1="3.8cm" svg:y1="11.8cm" svg:x2="19.6cm" svg:y2="11.8cm">
          <text:p/>
        </draw:line>
        <draw:line draw:style-name="gr9" draw:text-style-name="P1" draw:layer="layout" svg:x1="19.6cm" svg:y1="10.6cm" svg:x2="3.8cm" svg:y2="10.6cm">
          <text:p/>
        </draw:line>
        <draw:line draw:style-name="gr9" draw:text-style-name="P1" draw:layer="layout" svg:x1="3.8cm" svg:y1="9.4cm" svg:x2="19.6cm" svg:y2="9.4cm">
          <text:p/>
        </draw:line>
        <draw:line draw:style-name="gr10" draw:text-style-name="P1" draw:layer="layout" svg:x1="5.7cm" svg:y1="14.8cm" svg:x2="5.7cm" svg:y2="9.4cm">
          <text:p/>
        </draw:line>
        <draw:line draw:style-name="gr10" draw:text-style-name="P1" draw:layer="layout" svg:x1="5.3cm" svg:y1="14.8cm" svg:x2="5.3cm" svg:y2="10.6cm">
          <text:p/>
        </draw:line>
        <draw:line draw:style-name="gr10" draw:text-style-name="P1" draw:layer="layout" svg:x1="4.9cm" svg:y1="14.8cm" svg:x2="4.9cm" svg:y2="11.8cm">
          <text:p/>
        </draw:line>
        <draw:line draw:style-name="gr11" draw:text-style-name="P1" draw:layer="layout" svg:x1="7.9cm" svg:y1="13.8cm" svg:x2="7.9cm" svg:y2="13cm">
          <text:p/>
        </draw:line>
        <draw:line draw:style-name="gr10" draw:text-style-name="P1" draw:layer="layout" svg:x1="12.1cm" svg:y1="14.8cm" svg:x2="12.1cm" svg:y2="9.4cm">
          <text:p/>
        </draw:line>
        <draw:line draw:style-name="gr10" draw:text-style-name="P1" draw:layer="layout" svg:x1="11.7cm" svg:y1="14.8cm" svg:x2="11.7cm" svg:y2="10.6cm">
          <text:p/>
        </draw:line>
        <draw:line draw:style-name="gr10" draw:text-style-name="P1" draw:layer="layout" svg:x1="11.3cm" svg:y1="14.8cm" svg:x2="11.3cm" svg:y2="13cm">
          <text:p/>
        </draw:line>
        <draw:line draw:style-name="gr11" draw:text-style-name="P1" draw:layer="layout" svg:x1="14.3cm" svg:y1="13.8cm" svg:x2="14.3cm" svg:y2="11.8cm">
          <text:p/>
        </draw:line>
        <draw:custom-shape draw:style-name="gr4" draw:text-style-name="P1" draw:layer="layout" svg:width="2cm" svg:height="0.4cm" draw:transform="rotate (3.1415926535892) translate (17.2cm 6.8cm)">
          <text:p/>
          <draw:enhanced-geometry svg:viewBox="0 0 21600 21600" draw:glue-points="?f6 10800 10800 21600 ?f5 10800 10800 0" draw:text-areas="?f3 ?f3 ?f4 ?f4" draw:type="trapezoid" draw:modifiers="2836.165379373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2cm" svg:height="0.4cm" draw:transform="rotate (3.1415926535892) translate (19.6cm 6.8cm)">
          <text:p/>
          <draw:enhanced-geometry svg:viewBox="0 0 21600 21600" draw:glue-points="?f6 10800 10800 21600 ?f5 10800 10800 0" draw:text-areas="?f3 ?f3 ?f4 ?f4" draw:type="trapezoid" draw:modifiers="2836.165379373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rect draw:style-name="gr2" draw:text-style-name="P1" draw:layer="layout" svg:width="0.28cm" svg:height="0.794cm" draw:transform="rotate (1.5707963267946) translate (15.806cm 5.4cm)">
            <text:p/>
          </draw:rect>
          <draw:rect draw:style-name="gr2" draw:text-style-name="P1" draw:layer="layout" svg:width="0.28cm" svg:height="0.794cm" draw:transform="rotate (1.5707963267946) translate (15.806cm 5.12cm)">
            <text:p/>
          </draw:rect>
          <draw:rect draw:style-name="gr3" draw:text-style-name="P1" draw:layer="layout" svg:width="0.28cm" svg:height="0.794cm" draw:transform="rotate (1.5707963267946) translate (15.806cm 4.84cm)">
            <text:p/>
          </draw:rect>
          <draw:rect draw:style-name="gr3" draw:text-style-name="P1" draw:layer="layout" svg:width="0.28cm" svg:height="0.794cm" draw:transform="rotate (1.5707963267946) translate (15.806cm 4.28cm)">
            <text:p/>
          </draw:rect>
          <draw:rect draw:style-name="gr3" draw:text-style-name="P1" draw:layer="layout" svg:width="0.28cm" svg:height="0.794cm" draw:transform="rotate (1.5707963267946) translate (15.806cm 4.56cm)">
            <text:p/>
          </draw:rect>
        </draw:g>
        <draw:g>
          <draw:rect draw:style-name="gr2" draw:text-style-name="P1" draw:layer="layout" svg:width="0.28cm" svg:height="0.794cm" draw:transform="rotate (1.5707963267946) translate (18.2cm 5.4cm)">
            <text:p/>
          </draw:rect>
          <draw:rect draw:style-name="gr2" draw:text-style-name="P1" draw:layer="layout" svg:width="0.28cm" svg:height="0.794cm" draw:transform="rotate (1.5707963267946) translate (18.2cm 5.12cm)">
            <text:p/>
          </draw:rect>
          <draw:rect draw:style-name="gr3" draw:text-style-name="P1" draw:layer="layout" svg:width="0.28cm" svg:height="0.794cm" draw:transform="rotate (1.5707963267946) translate (18.2cm 4.84cm)">
            <text:p/>
          </draw:rect>
          <draw:rect draw:style-name="gr3" draw:text-style-name="P1" draw:layer="layout" svg:width="0.28cm" svg:height="0.794cm" draw:transform="rotate (1.5707963267946) translate (18.2cm 4.28cm)">
            <text:p/>
          </draw:rect>
          <draw:rect draw:style-name="gr3" draw:text-style-name="P1" draw:layer="layout" svg:width="0.28cm" svg:height="0.794cm" draw:transform="rotate (1.5707963267946) translate (18.2cm 4.56cm)">
            <text:p/>
          </draw:rect>
        </draw:g>
        <draw:line draw:style-name="gr12" draw:text-style-name="P1" draw:layer="layout" svg:x1="16.4cm" svg:y1="6.8cm" svg:x2="16.4cm" svg:y2="10.6cm">
          <text:p/>
        </draw:line>
        <draw:line draw:style-name="gr12" draw:text-style-name="P1" draw:layer="layout" svg:x1="16cm" svg:y1="6.8cm" svg:x2="16cm" svg:y2="11.8cm">
          <text:p/>
        </draw:line>
        <draw:line draw:style-name="gr12" draw:text-style-name="P1" draw:layer="layout" svg:x1="15.6cm" svg:y1="6.8cm" svg:x2="15.6cm" svg:y2="13cm">
          <text:p/>
        </draw:line>
        <draw:line draw:style-name="gr12" draw:text-style-name="P1" draw:layer="layout" svg:x1="16.8cm" svg:y1="6.8cm" svg:x2="16.8cm" svg:y2="9.4cm">
          <text:p/>
        </draw:line>
        <draw:line draw:style-name="gr12" draw:text-style-name="P1" draw:layer="layout" svg:x1="18.8cm" svg:y1="6.8cm" svg:x2="18.8cm" svg:y2="10.6cm">
          <text:p/>
        </draw:line>
        <draw:line draw:style-name="gr12" draw:text-style-name="P1" draw:layer="layout" svg:x1="18.4cm" svg:y1="6.8cm" svg:x2="18.4cm" svg:y2="11.8cm">
          <text:p/>
        </draw:line>
        <draw:line draw:style-name="gr12" draw:text-style-name="P1" draw:layer="layout" svg:x1="18cm" svg:y1="6.8cm" svg:x2="18cm" svg:y2="13cm">
          <text:p/>
        </draw:line>
        <draw:line draw:style-name="gr12" draw:text-style-name="P1" draw:layer="layout" svg:x1="19.2cm" svg:y1="6.8cm" svg:x2="19.2cm" svg:y2="9.4cm">
          <text:p/>
        </draw:line>
        <draw:line draw:style-name="gr6" draw:text-style-name="P1" draw:layer="layout" svg:x1="18.6cm" svg:y1="6.4cm" svg:x2="18.6cm" svg:y2="5.4cm">
          <text:p/>
        </draw:line>
        <draw:line draw:style-name="gr6" draw:text-style-name="P1" draw:layer="layout" svg:x1="16.2cm" svg:y1="6.4cm" svg:x2="16.2cm" svg:y2="5.4cm">
          <text:p/>
        </draw:line>
        <draw:frame draw:style-name="gr7" draw:text-style-name="P4" draw:layer="layout" svg:width="1.044cm" svg:height="0.727cm" svg:x="2.65cm" svg:y="8.2cm">
          <draw:text-box>
            <text:p><text:span text:style-name="T2">input</text:span></text:p>
            <text:p><text:span text:style-name="T2">buffer</text:span></text:p>
          </draw:text-box>
        </draw:frame>
        <draw:frame draw:style-name="gr7" draw:text-style-name="P4" draw:layer="layout" svg:width="1.095cm" svg:height="0.727cm" svg:x="16.91cm" svg:y="4.323cm">
          <draw:text-box>
            <text:p><text:span text:style-name="T2">output</text:span></text:p>
            <text:p><text:span text:style-name="T2">buffer</text:span></text:p>
          </draw:text-box>
        </draw:frame>
        <draw:line draw:style-name="gr6" draw:text-style-name="P1" draw:layer="layout" svg:x1="18.6cm" svg:y1="4cm" svg:x2="18.6cm" svg:y2="3cm">
          <text:p/>
        </draw:line>
        <draw:line draw:style-name="gr6" draw:text-style-name="P1" draw:layer="layout" svg:x1="16.2cm" svg:y1="4cm" svg:x2="16.2cm" svg:y2="3cm">
          <text:p/>
        </draw:line>
        <draw:frame draw:style-name="gr7" draw:text-style-name="P4" draw:layer="layout" svg:width="1.785cm" svg:height="0.489cm" svg:x="16.6cm" svg:y="2.7cm">
          <draw:text-box>
            <text:p><text:span text:style-name="T2">to next switch</text:span></text:p>
          </draw:text-box>
        </draw:frame>
        <draw:frame draw:style-name="gr7" draw:text-style-name="P4" draw:layer="layout" svg:width="1.09cm" svg:height="0.965cm" svg:x="0.81cm" svg:y="9.5cm">
          <draw:text-box>
            <text:p><text:span text:style-name="T2">from</text:span></text:p>
            <text:p><text:span text:style-name="T2">prev.</text:span></text:p>
            <text:p><text:span text:style-name="T2">switch</text:span></text:p>
          </draw:text-box>
        </draw:frame>
        <draw:line draw:style-name="gr6" draw:text-style-name="P1" draw:layer="layout" svg:x1="1cm" svg:y1="9.4cm" svg:x2="2.4cm" svg:y2="9.4cm">
          <text:p/>
        </draw:line>
        <draw:line draw:style-name="gr6" draw:text-style-name="P1" draw:layer="layout" svg:x1="1cm" svg:y1="10.6cm" svg:x2="2.4cm" svg:y2="10.6cm">
          <text:p/>
        </draw:line>
        <draw:line draw:style-name="gr12" draw:text-style-name="P1" draw:layer="layout" svg:x1="10cm" svg:y1="8.4cm" svg:x2="10cm" svg:y2="10.6cm">
          <text:p/>
        </draw:line>
        <draw:line draw:style-name="gr12" draw:text-style-name="P1" draw:layer="layout" svg:x1="9.6cm" svg:y1="8.4cm" svg:x2="9.6cm" svg:y2="11.8cm">
          <text:p/>
        </draw:line>
        <draw:line draw:style-name="gr12" draw:text-style-name="P1" draw:layer="layout" svg:x1="9.2cm" svg:y1="8.4cm" svg:x2="9.2cm" svg:y2="13cm">
          <text:p/>
        </draw:line>
        <draw:line draw:style-name="gr12" draw:text-style-name="P1" draw:layer="layout" svg:x1="10.4cm" svg:y1="8.4cm" svg:x2="10.4cm" svg:y2="9.4cm">
          <text:p/>
        </draw:line>
        <draw:rect draw:style-name="gr5" draw:text-style-name="P3" draw:layer="layout" svg:width="1.695cm" svg:height="0.762cm" svg:x="8.943cm" svg:y="7.634cm">
          <text:p text:style-name="P1"><text:span text:style-name="T2">header</text:span></text:p>
          <text:p text:style-name="P1"><text:span text:style-name="T2">decode</text:span></text:p>
        </draw:rect>
        <draw:rect draw:style-name="gr5" draw:text-style-name="P3" draw:layer="layout" svg:width="1.695cm" svg:height="1.754cm" svg:x="16.144cm" svg:y="15.181cm">
          <text:p text:style-name="P1"><text:span text:style-name="T2">LUT</text:span></text:p>
          <text:p text:style-name="P1"><text:span text:style-name="T2">IDP-&gt;HW Addr.</text:span></text:p>
          <text:p text:style-name="P1"><text:span text:style-name="T2">(FP -&gt; HW Addr.)</text:span></text:p>
        </draw:rect>
        <draw:line draw:style-name="gr6" draw:text-style-name="P1" draw:layer="layout" svg:x1="10.625cm" svg:y1="6.597cm" svg:x2="15.296cm" svg:y2="6.601cm">
          <text:p/>
        </draw:line>
        <draw:rect draw:style-name="gr5" draw:text-style-name="P3" draw:layer="layout" svg:width="1.695cm" svg:height="0.762cm" svg:x="8.93cm" svg:y="6.324cm">
          <text:p text:style-name="P1"><text:span text:style-name="T2">routing</text:span></text:p>
          <text:p text:style-name="P1"><text:span text:style-name="T2">decision</text:span></text:p>
        </draw:rect>
        <draw:line draw:style-name="gr6" draw:text-style-name="P1" draw:layer="layout" svg:x1="9.805cm" svg:y1="7.626cm" svg:x2="9.797cm" svg:y2="7.083cm">
          <text:p/>
        </draw:line>
        <draw:line draw:style-name="gr6" draw:text-style-name="P1" draw:layer="layout" svg:x1="16.108cm" svg:y1="16.093cm" svg:x2="14.901cm" svg:y2="16.0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1-05T11:05:10</meta:creation-date>
    <dc:date>2012-01-05T13:57:34</dc:date>
    <meta:editing-duration>PT00H18M21S</meta:editing-duration>
    <meta:editing-cycles>3</meta:editing-cycles>
    <meta:generator>OpenOffice.org/3.2$Unix OpenOffice.org_project/320m19$Build-9505</meta:generator>
    <dc:creator>TIK User</dc:creator>
    <meta:printed-by>TIK User</meta:printed-by>
    <meta:print-date>2012-01-05T13:54:40</meta:print-date>
    <meta:document-statistic meta:object-count="127"/>
  </office:meta>
</office:document-meta>
</file>